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2.0673in"/>
    </style:style>
    <style:style style:name="co11" style:family="table-column">
      <style:table-column-properties fo:break-before="auto" style:column-width="1.2626in"/>
    </style:style>
    <style:style style:name="co12" style:family="table-column">
      <style:table-column-properties fo:break-before="auto" style:column-width="1.3709in"/>
    </style:style>
    <style:style style:name="co13" style:family="table-column">
      <style:table-column-properties fo:break-before="auto" style:column-width="1.0882in"/>
    </style:style>
    <style:style style:name="co14" style:family="table-column">
      <style:table-column-properties fo:break-before="auto" style:column-width="1.1319in"/>
    </style:style>
    <style:style style:name="co15" style:family="table-column">
      <style:table-column-properties fo:break-before="auto" style:column-width="6.5957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9043in"/>
    </style:style>
    <style:style style:name="co18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5"/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3"/>
        <table:table-column table:style-name="co8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6" table:default-cell-style-name="ce4"/>
        <table:table-column table:style-name="co16" table:default-cell-style-name="ce6"/>
        <table:table-column table:style-name="co16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26" calcext:value-type="float">
            <text:p>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29" calcext:value-type="float">
            <text:p>2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33" calcext:value-type="float">
            <text:p>3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34" calcext:value-type="float">
            <text:p>3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35" calcext:value-type="float">
            <text:p>3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36" calcext:value-type="float">
            <text:p>3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37" calcext:value-type="float">
            <text:p>3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38" calcext:value-type="float">
            <text:p>3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39" calcext:value-type="float">
            <text:p>3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41" calcext:value-type="float">
            <text:p>4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42" calcext:value-type="float">
            <text:p>4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43" calcext:value-type="float">
            <text:p>4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44" calcext:value-type="float">
            <text:p>4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45" calcext:value-type="float">
            <text:p>4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46" calcext:value-type="float">
            <text:p>4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47" calcext:value-type="float">
            <text:p>4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48" calcext:value-type="float">
            <text:p>4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49" calcext:value-type="float">
            <text:p>4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LIO 2014</text:p>
          </table:table-cell>
          <table:table-cell/>
          <table:table-cell table:style-name="Default"/>
          <table:table-cell office:value-type="float" office:value="50" calcext:value-type="float">
            <text:p>50</text:p>
          </table:table-cell>
          <table:table-cell table:style-name="ce2"/>
        </table:table-row>
        <table:table-row table:style-name="ro1" table:number-rows-repeated="77">
          <table:table-cell table:number-columns-repeated="3"/>
          <table:table-cell table:style-name="ce3"/>
          <table:table-cell table:number-columns-repeated="15"/>
          <table:table-cell table:style-name="Default"/>
          <table:table-cell/>
          <table:table-cell table:style-name="ce2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5"/>
          <table:table-cell table:style-name="ce5"/>
          <table:table-cell/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7"/>
          <table:table-cell table:style-name="ce2"/>
        </table:table-row>
        <table:table-row table:style-name="ro1" table:number-rows-repeated="104844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oja2" table:style-name="ta1"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6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float" office:value="0" calcext:value-type="float">
            <text:p>0</text:p>
          </table:table-cell>
          <table:table-cell table:formula="of:=[Hoja1.D3]" office:value-type="string" office:string-value="2014-07-31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R3]" office:value-type="string" office:string-value="PROVISION ANTIGUEDAD PRESTACIONES SOCIALES DIARIA JULIO 2014" calcext:value-type="string">
            <text:p>PROVISION ANTIGUEDAD PRESTACIONES SOCIALES DIARIA JULI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5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0','2014-07-31','---','-------------------------','PROVISION ANTIGUEDAD PRESTACIONES SOCIALES DIARIA JULIO 2014',1,'-','----------','----------',0,0,0,0,'--','SIGESP');" calcext:value-type="string">
            <text:p>INSERT INTO sigesp_cmp VALUES('0001','SCGCMP','0','2014-07-31','---','-------------------------','PROVISION ANTIGUEDAD PRESTACIONES SOCIALES DIARIA JULIO 2014',1,'-','----------','----------',0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5:55:52.3159905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8T15:56:46.258731882</dc:date>
    <dc:creator>Juan Plablo</dc:creator>
    <meta:editing-duration>PT4H36S</meta:editing-duration>
    <meta:editing-cycles>30</meta:editing-cycles>
    <meta:generator>LibreOffice/4.1.4.2$Linux_X86_64 LibreOffice_project/410m0$Build-2</meta:generator>
    <meta:document-statistic meta:table-count="2" meta:cell-count="710" meta:object-count="0"/>
  </office:meta>
</office:document-meta>
</file>